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20-12-0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20-01-3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19-02-0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17-12-14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16-12-2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16-02-09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14-12-02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13-12-04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5008" calcext:value-type="float">
            <text:p>69.0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12-12-27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12-01-18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532" calcext:value-type="float">
            <text:p>69.2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11-01-04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10-02-04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09-01-0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08-02-15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07-02-07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06-01-26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05-02-14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04-02-19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03-01-13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02-02-15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01-03-0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2000-03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199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3095320601</text:p>
          </table:table-cell>
          <table:table-cell office:value-type="string" calcext:value-type="string">
            <text:p>1994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